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BM Plex Sans" svg:font-family="'IBM Plex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3.242cm" fo:min-width="19.09cm"/>
      <style:paragraph-properties style:writing-mode="lr-tb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16.895cm" fo:min-width="3.628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6.895cm" fo:min-width="12.835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.83cm" fo:min-width="19.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3.492cm" svg:x="1cm" svg:y="1cm">
          <text:p text:style-name="P1">Title<text:tab/><text:tab/><text:tab/><text:tab/><text:tab/><text:tab/><text:tab/><text:tab/><text:span text:style-name="T1">store</text:span><text:span text:style-name="T1"><text:tab/></text:span><text:span text:style-name="T1">shopping</text:span><text:span text:style-name="T1"><text:tab/></text:span><text:span text:style-name="T1">cartlogin</text:span><text:span text:style-name="T1"><text:tab/></text:span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8cm" svg:height="17.145cm" svg:x="1.952cm" svg:y="5.762cm">
          <text:p text:style-name="P1">Twitt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335cm" svg:height="17.145cm" svg:x="6.08cm" svg:y="5.762cm">
          <text:p text:style-name="P1">Main P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.59cm" svg:height="3.08cm" svg:x="1cm" svg:y="23.86cm">
          <text:p text:style-name="P1">Footer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BM Plex Sans" svg:font-family="'IBM Plex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IBM Plex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BM Plex Sans" style:font-family-asian="'IBM Plex Sans'" style:font-family-generic-asian="system" style:font-pitch-asian="variable" style:font-size-asian="18pt" style:font-style-asian="normal" style:font-weight-asian="normal" style:font-name-complex="IBM Plex Sans" style:font-family-complex="'IBM Plex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8T18:47:22.959903910</meta:creation-date>
    <dc:date>2022-01-08T21:00:12.990362414</dc:date>
    <meta:editing-duration>PT22M18S</meta:editing-duration>
    <meta:editing-cycles>1</meta:editing-cycles>
    <meta:document-statistic meta:object-count="4"/>
    <meta:generator>LibreOffice/7.2.0.4$Linux_X86_64 LibreOffice_project/20$Build-4</meta:generator>
  </office:meta>
</office:document-meta>
</file>